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c033" officeooo:paragraph-rsid="0006c033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6c033" officeooo:paragraph-rsid="0006c03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6c033" officeooo:paragraph-rsid="0006c033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2pt" fo:font-weight="normal" officeooo:rsid="0006c033" officeooo:paragraph-rsid="0006c03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6e83d" officeooo:paragraph-rsid="0006e83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85b43" officeooo:paragraph-rsid="00085b4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bc9d6" officeooo:paragraph-rsid="000bc9d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db70b" officeooo:paragraph-rsid="000db70b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06c033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06db0c"/>
    </style:style>
    <style:style style:name="P11" style:family="paragraph" style:parent-style-name="Standard">
      <style:paragraph-properties fo:text-align="justify" style:justify-single-word="false"/>
      <style:text-properties officeooo:paragraph-rsid="0006c033"/>
    </style:style>
    <style:style style:name="P12" style:family="paragraph" style:parent-style-name="Standard">
      <style:paragraph-properties fo:text-align="justify" style:justify-single-word="false"/>
      <style:text-properties officeooo:paragraph-rsid="0006db0c"/>
    </style:style>
    <style:style style:name="P13" style:family="paragraph" style:parent-style-name="Standard">
      <style:paragraph-properties fo:text-align="justify" style:justify-single-word="false"/>
      <style:text-properties officeooo:paragraph-rsid="0006e83d"/>
    </style:style>
    <style:style style:name="P14" style:family="paragraph" style:parent-style-name="Standard">
      <style:paragraph-properties fo:text-align="justify" style:justify-single-word="false"/>
      <style:text-properties officeooo:paragraph-rsid="00085b43"/>
    </style:style>
    <style:style style:name="P15" style:family="paragraph" style:parent-style-name="Standard">
      <style:paragraph-properties fo:text-align="justify" style:justify-single-word="false"/>
      <style:text-properties officeooo:paragraph-rsid="0009ba17"/>
    </style:style>
    <style:style style:name="P16" style:family="paragraph" style:parent-style-name="Standard">
      <style:paragraph-properties fo:text-align="justify" style:justify-single-word="false"/>
      <style:text-properties officeooo:paragraph-rsid="000a7189"/>
    </style:style>
    <style:style style:name="P17" style:family="paragraph" style:parent-style-name="Standard" style:list-style-name="L3">
      <style:paragraph-properties fo:text-align="justify" style:justify-single-word="false"/>
      <style:text-properties officeooo:paragraph-rsid="000bb3f5"/>
    </style:style>
    <style:style style:name="P18" style:family="paragraph" style:parent-style-name="Standard" style:list-style-name="L4">
      <style:paragraph-properties fo:text-align="justify" style:justify-single-word="false"/>
      <style:text-properties officeooo:paragraph-rsid="000bc9d6"/>
    </style:style>
    <style:style style:name="P19" style:family="paragraph" style:parent-style-name="Standard">
      <style:paragraph-properties fo:text-align="justify" style:justify-single-word="false"/>
      <style:text-properties officeooo:paragraph-rsid="000bc9d6"/>
    </style:style>
    <style:style style:name="P20" style:family="paragraph" style:parent-style-name="Standard">
      <style:paragraph-properties fo:text-align="justify" style:justify-single-word="false"/>
      <style:text-properties officeooo:rsid="0006db0c" officeooo:paragraph-rsid="0006db0c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06db0c" officeooo:paragraph-rsid="0006db0c"/>
    </style:style>
    <style:style style:name="P22" style:family="paragraph" style:parent-style-name="Standard">
      <style:paragraph-properties fo:text-align="justify" style:justify-single-word="false"/>
      <style:text-properties officeooo:rsid="0006e83d" officeooo:paragraph-rsid="0006e83d"/>
    </style:style>
    <style:style style:name="P23" style:family="paragraph" style:parent-style-name="Standard">
      <style:paragraph-properties fo:text-align="justify" style:justify-single-word="false"/>
      <style:text-properties officeooo:rsid="00085b43" officeooo:paragraph-rsid="00085b43"/>
    </style:style>
    <style:style style:name="P24" style:family="paragraph" style:parent-style-name="Standard">
      <style:paragraph-properties fo:text-align="justify" style:justify-single-word="false"/>
      <style:text-properties officeooo:rsid="0009ba17" officeooo:paragraph-rsid="0009ba17"/>
    </style:style>
    <style:style style:name="P25" style:family="paragraph" style:parent-style-name="Standard">
      <style:paragraph-properties fo:text-align="justify" style:justify-single-word="false"/>
      <style:text-properties officeooo:rsid="0009ba17" officeooo:paragraph-rsid="000a7189"/>
    </style:style>
    <style:style style:name="P26" style:family="paragraph" style:parent-style-name="Standard">
      <style:paragraph-properties fo:text-align="justify" style:justify-single-word="false"/>
      <style:text-properties officeooo:rsid="000a7189" officeooo:paragraph-rsid="000a7189"/>
    </style:style>
    <style:style style:name="P27" style:family="paragraph" style:parent-style-name="Standard" style:list-style-name="L3">
      <style:paragraph-properties fo:text-align="justify" style:justify-single-word="false"/>
      <style:text-properties officeooo:rsid="000a7189" officeooo:paragraph-rsid="000a7189"/>
    </style:style>
    <style:style style:name="P28" style:family="paragraph" style:parent-style-name="Standard">
      <style:paragraph-properties fo:text-align="start" style:justify-single-word="false"/>
      <style:text-properties officeooo:paragraph-rsid="000a7189"/>
    </style:style>
    <style:style style:name="P29" style:family="paragraph" style:parent-style-name="Standard" style:list-style-name="L3">
      <style:paragraph-properties fo:text-align="justify" style:justify-single-word="false"/>
      <style:text-properties officeooo:rsid="000bb3f5" officeooo:paragraph-rsid="000bb3f5"/>
    </style:style>
    <style:style style:name="P30" style:family="paragraph" style:parent-style-name="Standard">
      <style:paragraph-properties fo:text-align="justify" style:justify-single-word="false"/>
      <style:text-properties officeooo:rsid="000bc9d6" officeooo:paragraph-rsid="000bc9d6"/>
    </style:style>
    <style:style style:name="P31" style:family="paragraph" style:parent-style-name="Standard" style:list-style-name="L4">
      <style:paragraph-properties fo:text-align="justify" style:justify-single-word="false"/>
      <style:text-properties officeooo:rsid="000bc9d6" officeooo:paragraph-rsid="000bc9d6"/>
    </style:style>
    <style:style style:name="P32" style:family="paragraph" style:parent-style-name="Standard">
      <style:paragraph-properties fo:text-align="justify" style:justify-single-word="false" fo:break-before="page"/>
      <style:text-properties officeooo:rsid="000a7189" officeooo:paragraph-rsid="000a7189"/>
    </style:style>
    <style:style style:name="T1" style:family="text">
      <style:text-properties fo:font-size="12pt" fo:font-weight="normal" style:font-weight-asian="normal" style:font-weight-complex="normal"/>
    </style:style>
    <style:style style:name="T2" style:family="text">
      <style:text-properties fo:font-size="12pt" fo:font-weight="normal" officeooo:rsid="0006c033" style:font-weight-asian="normal" style:font-weight-complex="normal"/>
    </style:style>
    <style:style style:name="T3" style:family="text">
      <style:text-properties fo:font-size="12pt" fo:font-weight="normal" officeooo:rsid="0006db0c" style:font-weight-asian="normal" style:font-weight-complex="normal"/>
    </style:style>
    <style:style style:name="T4" style:family="text">
      <style:text-properties fo:font-size="12pt" fo:font-weight="normal" officeooo:rsid="0006e83d" style:font-weight-asian="normal" style:font-weight-complex="normal"/>
    </style:style>
    <style:style style:name="T5" style:family="text">
      <style:text-properties fo:font-size="12pt" fo:font-weight="normal" officeooo:rsid="00085b43" style:font-weight-asian="normal" style:font-weight-complex="normal"/>
    </style:style>
    <style:style style:name="T6" style:family="text">
      <style:text-properties fo:font-size="12pt" fo:font-weight="normal" officeooo:rsid="0009ba17" style:font-weight-asian="normal" style:font-weight-complex="normal"/>
    </style:style>
    <style:style style:name="T7" style:family="text">
      <style:text-properties fo:font-size="12pt" fo:font-weight="normal" officeooo:rsid="000a7189" style:font-weight-asian="normal" style:font-weight-complex="normal"/>
    </style:style>
    <style:style style:name="T8" style:family="text">
      <style:text-properties fo:font-size="12pt" fo:font-weight="normal" officeooo:rsid="000bb3f5" style:font-weight-asian="normal" style:font-weight-complex="normal"/>
    </style:style>
    <style:style style:name="T9" style:family="text">
      <style:text-properties fo:font-size="12pt" fo:font-weight="normal" officeooo:rsid="000bc9d6" style:font-weight-asian="normal" style:font-weight-complex="normal"/>
    </style:style>
    <style:style style:name="T10" style:family="text">
      <style:text-properties fo:font-size="12pt" fo:font-weight="normal" officeooo:rsid="000db70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yjątki </text:p>
      <text:p text:style-name="P3"/>
      <text:p text:style-name="P3">Wyjątkami przechwytujemy błędy, które dzieją się runtime.</text:p>
      <text:p text:style-name="P3"/>
      <text:p text:style-name="P3">O wyjątkach:</text:p>
      <text:list xml:id="list679874298" text:style-name="L1">
        <text:list-item>
          <text:p text:style-name="P4">Nie mogą być zignorowane (muszą zostać obsłużone),</text:p>
        </text:list-item>
        <text:list-item>
          <text:p text:style-name="P4">Można przenieść problem w inne miejsce (w innym miejscu można go obsłużyć),</text:p>
        </text:list-item>
        <text:list-item>
          <text:p text:style-name="P9"><text:span text:style-name="T2">Czystszy kod. Obsługiwanie błędów w miejscu gdize powstały często prowadzi do spaghetti code-u.</text:span></text:p>
        </text:list-item>
        <text:list-item>
          <text:p text:style-name="P10"><text:span text:style-name="T2">s</text:span><text:span text:style-name="T3">tack-unwiding jeśli pojawi się wyjątek. (usuwa wszystkie lokalne zmienne)</text:span></text:p>
        </text:list-item>
        <text:list-item>
          <text:p text:style-name="P10"><text:span text:style-name="T3">Nie rzucać wyjątków z destrutkora! Nie można przez stack-unwiding i dwa wyjątki naraz (od razu kończy się program). </text:span></text:p>
        </text:list-item>
        <text:list-item>
          <text:p text:style-name="P21"><text:span text:style-name="T3">W</text:span><text:span text:style-name="T1">szystkie dziedziczą po std::exception</text:span></text:p>
        </text:list-item>
      </text:list>
      <text:p text:style-name="P11"><text:span text:style-name="T2"/></text:p>
      <text:p text:style-name="P1"><text:span text:style-name="T1">try{</text:span></text:p>
      <text:p text:style-name="P1"><text:span text:style-name="T1">//...///</text:span></text:p>
      <text:p text:style-name="P1"><text:span text:style-name="T1">throw /* ... */</text:span></text:p>
      <text:p text:style-name="P11"><text:span text:style-name="T2">} catch (const std::invalid_argument&amp; e){</text:span></text:p>
      <text:p text:style-name="P1"><text:span text:style-name="T1"><text:tab/>std::cerr &lt;&lt; e.what() &lt;&lt; std::endl;</text:span></text:p>
      <text:p text:style-name="P1"><text:span text:style-name="T1">}</text:span></text:p>
      <text:p text:style-name="P1"><text:span text:style-name="T1"/></text:p>
      <text:p text:style-name="P20"><text:span text:style-name="T1">"const &amp;" najlepiej tak łapać wyjątki. Bo nie modyfikujemy i unikamy kopiowania.</text:span></text:p>
      <text:p text:style-name="P12"><text:span text:style-name="T3">Wyjątek pomija cały kod i od razu leci do catch()</text:span></text:p>
      <text:p text:style-name="P1"><text:span text:style-name="T1"/></text:p>
      <text:p text:style-name="P1"><text:span text:style-name="T1"/></text:p>
      <text:p text:style-name="P5">Przykład:</text:p>
      <text:p text:style-name="P5">try { /* ... */ </text:p>
      <text:p text:style-name="P5">} catch (const std::runtime_error&amp; e) {</text:p>
      <text:p text:style-name="P5"><text:tab/>/* ... */ </text:p>
      <text:p text:style-name="P13"><text:span text:style-name="T4"><text:tab/>throw;<text:tab/>// Używa się to w tym miejscu żeby przekazać wyjątek 'e' dalej </text:span></text:p>
      <text:p text:style-name="P22"><text:span text:style-name="T4"><text:tab/></text:span><text:span text:style-name="T1">throw e;<text:tab/>// To samo co wyżej ALE wykona kopię więc jest niepolecane i niebezpieczne</text:span></text:p>
      <text:p text:style-name="P5">}</text:p>
      <text:p text:style-name="P5"/>
      <text:p text:style-name="P6">Pierwszy pasujący catch() obsłuży wyjątek. </text:p>
      <text:p text:style-name="P5"/>
      <text:p text:style-name="P5"/>
      <text:p text:style-name="P6">Może wystąpić diamond problem w wyjątkach jeśli np mamy.</text:p>
      <text:p text:style-name="P6">struct A : public std::exception {/*...*/};</text:p>
      <text:p text:style-name="P6">struct B : public std::exception {/*...*/};</text:p>
      <text:p text:style-name="P14"><text:span text:style-name="T5">struct C : public A, public B {/*...*/};</text:span></text:p>
      <text:p text:style-name="P14"><text:span text:style-name="T5"/></text:p>
      <text:p text:style-name="P23"><text:span text:style-name="T1">wówczas catch(const std::exception&amp; e) nie złapie wyjątku.</text:span></text:p>
      <text:p text:style-name="P23"><text:span text:style-name="T1">Dopiero catch(...) złapie wyjątek - gdyż łapie dosłownie wszystko.</text:span></text:p>
      <text:p text:style-name="P23"><text:span text:style-name="T1"/></text:p>
      <text:p text:style-name="P23"><text:span text:style-name="T1">Żeby to ominąć należy użyć wirtualnego dziedziczenia.</text:span></text:p>
      <text:p text:style-name="P6">struct A : virtual public std::exception {/*...*/};</text:p>
      <text:p text:style-name="P6">struct B : virtual public std::exception {/*...*/};</text:p>
      <text:p text:style-name="P23"><text:span text:style-name="T1">struct C : public A, public B {/*...*/};</text:span></text:p>
      <text:p text:style-name="P23"><text:span text:style-name="T1"/></text:p>
      <text:p text:style-name="P14"><text:span text:style-name="T5">Wówczas throw C{} ma tylko jeden std::exception i może być normalnie obsłużone.</text:span></text:p>
      <text:p text:style-name="P14"><text:span text:style-name="T5"/></text:p>
      <text:p text:style-name="P14"><text:span text:style-name="T5"/></text:p>
      <text:p text:style-name="P24"><text:soft-page-break/><text:span text:style-name="T5">M</text:span><text:span text:style-name="T1">ożna napisać:</text:span></text:p>
      <text:p text:style-name="P24"><text:span text:style-name="T1"/></text:p>
      <text:p text:style-name="P24"><text:span text:style-name="T1">class A {</text:span></text:p>
      <text:p text:style-name="P24"><text:span text:style-name="T1"><text:tab/>public:</text:span></text:p>
      <text:p text:style-name="P15"><text:span text:style-name="T6"><text:tab/><text:tab/>A() try : i{foo()} { </text:span></text:p>
      <text:p text:style-name="P24"><text:span text:style-name="T1"><text:tab/><text:tab/>} catch(...) {</text:span></text:p>
      <text:p text:style-name="P25"><text:span text:style-name="T1"><text:tab/><text:tab/><text:tab/>throw std::runtime_error{"A constructor"};</text:span><text:span text:style-name="T7"><text:tab/></text:span></text:p>
      <text:p text:style-name="P25"><text:span text:style-name="T7"><text:tab/><text:tab/><text:tab/>// Musimy dalej przekazać wyjątek! Jeśli tego nie zrobimy,</text:span></text:p>
      <text:p text:style-name="P25"><text:span text:style-name="T7"><text:tab/><text:tab/><text:tab/>// to stanie się to automatycznie</text:span></text:p>
      <text:p text:style-name="P16"><text:span text:style-name="T7"><text:tab/><text:tab/><text:tab/>// Możemy przekazać detale parametrów, atrybuty nie istnieją, </text:span></text:p>
      <text:p text:style-name="P16"><text:span text:style-name="T7"><text:tab/><text:tab/><text:tab/>// ale parametry tak</text:span></text:p>
      <text:p text:style-name="P24"><text:span text:style-name="T1"><text:tab/><text:tab/>}</text:span></text:p>
      <text:p text:style-name="P24"><text:span text:style-name="T1"><text:tab/><text:tab/>int i;</text:span></text:p>
      <text:p text:style-name="P24"><text:span text:style-name="T1">};</text:span></text:p>
      <text:p text:style-name="P24"><text:span text:style-name="T1"/></text:p>
      <text:p text:style-name="P24"><text:span text:style-name="T1">int main() {</text:span></text:p>
      <text:p text:style-name="P24"><text:span text:style-name="T1"><text:tab/>try {</text:span></text:p>
      <text:p text:style-name="P24"><text:span text:style-name="T1"><text:tab/><text:tab/>A{};</text:span></text:p>
      <text:p text:style-name="P24"><text:span text:style-name="T1"><text:tab/>} catch (const std::runtime_error&amp; e) {</text:span></text:p>
      <text:p text:style-name="P24"><text:span text:style-name="T1"><text:tab/><text:tab/>std::cerr &lt;&lt; e.what() &lt;&lt; std::endl;</text:span></text:p>
      <text:p text:style-name="P24"><text:span text:style-name="T1"><text:tab/>}</text:span></text:p>
      <text:p text:style-name="P24"><text:span text:style-name="T1">}</text:span></text:p>
      <text:p text:style-name="P24"><text:span text:style-name="T1"/></text:p>
      <text:p text:style-name="P24"><text:span text:style-name="T1"/></text:p>
      <text:p text:style-name="P26"><text:span text:style-name="T1">Napisanie:</text:span></text:p>
      <text:p text:style-name="P16"><text:span text:style-name="T7"/></text:p>
      <text:p text:style-name="P28"><text:span text:style-name="T7">struct A { <text:s text:c="5"/><text:line-break/><text:tab/>A() try {</text:span></text:p>
      <text:p text:style-name="P26"><text:span text:style-name="T1"><text:tab/>} catch (...) {</text:span></text:p>
      <text:p text:style-name="P16"><text:span text:style-name="T7"><text:tab/><text:tab/>throw std::runtime_error{"A cunstructor"};</text:span></text:p>
      <text:p text:style-name="P26"><text:span text:style-name="T1"><text:tab/>}</text:span></text:p>
      <text:p text:style-name="P26"><text:span text:style-name="T1"><text:tab/>int i{foo()};</text:span></text:p>
      <text:p text:style-name="P26"><text:span text:style-name="T1">};</text:span></text:p>
      <text:p text:style-name="P16"><text:span text:style-name="T7">również zostanie przechwycone w konstruktorze.</text:span></text:p>
      <text:p text:style-name="P16"><text:span text:style-name="T7"/></text:p>
      <text:p text:style-name="P26"><text:span text:style-name="T1">const char* what() const noexcept override { /*...*/};</text:span></text:p>
      <text:p text:style-name="P26"><text:span text:style-name="T1">"const char*" wskaźnik na stałą tablicę charów,</text:span></text:p>
      <text:p text:style-name="P16"><text:span text:style-name="T7">"what() const" czyli że metoda niczego wewnętrznie nie modyfikuje,</text:span></text:p>
      <text:p text:style-name="P26"><text:span text:style-name="T1">"noexcept" czyli nie wyrzuca wyjątków,</text:span></text:p>
      <text:p text:style-name="P26"><text:span text:style-name="T1">"override" bo nadpisuje what() z std::exception. </text:span></text:p>
      <text:p text:style-name="P26"><text:span text:style-name="T1"/></text:p>
      <text:p text:style-name="P26"><text:span text:style-name="T1"/></text:p>
      <text:p text:style-name="P32"><text:span text:style-name="T1">Kolejny przykład:</text:span></text:p>
      <text:p text:style-name="P26"><text:span text:style-name="T1">void foo(){</text:span></text:p>
      <text:p text:style-name="P26"><text:span text:style-name="T1"><text:tab/>throw std::runtime_error();</text:span></text:p>
      <text:p text:style-name="P26"><text:span text:style-name="T1">}</text:span></text:p>
      <text:p text:style-name="P26"><text:span text:style-name="T1">void bar() {</text:span></text:p>
      <text:p text:style-name="P26"><text:span text:style-name="T1"><text:tab/>try {</text:span></text:p>
      <text:p text:style-name="P26"><text:span text:style-name="T1"><text:tab/><text:tab/>foo();</text:span></text:p>
      <text:p text:style-name="P26"><text:span text:style-name="T1"><text:tab/>} catch(const std::exception&amp; e) {</text:span></text:p>
      <text:p text:style-name="P26"><text:span text:style-name="T1"><text:tab/><text:tab/>throw e;</text:span></text:p>
      <text:p text:style-name="P26"><text:span text:style-name="T1"><text:tab/>}</text:span></text:p>
      <text:p text:style-name="P26"><text:span text:style-name="T1">}</text:span></text:p>
      <text:p text:style-name="P26"><text:span text:style-name="T1"/></text:p>
      <text:p text:style-name="P26"><text:span text:style-name="T1">int main() {</text:span></text:p>
      <text:p text:style-name="P26"><text:span text:style-name="T1"><text:tab/>try {</text:span></text:p>
      <text:p text:style-name="P26"><text:span text:style-name="T1"><text:tab/><text:tab/>bar();</text:span></text:p>
      <text:p text:style-name="P26"><text:span text:style-name="T1"><text:tab/>} catch (const std::runtime_error&amp; e) {</text:span></text:p>
      <text:p text:style-name="P26"><text:span text:style-name="T1"><text:tab/>}</text:span></text:p>
      <text:p text:style-name="P26"><text:span text:style-name="T1">};</text:span></text:p>
      <text:p text:style-name="P26"><text:span text:style-name="T1"/></text:p>
      <text:p text:style-name="P16"><text:span text:style-name="T7">Ten program się scrashuje, bo w bar() przy kopiowaniu następuje object slicing i przekazywane jest std::exception do main'a, tam nie zostaje obsłużone, a program się crashuje.</text:span></text:p>
      <text:p text:style-name="P16"><text:span text:style-name="T7"/></text:p>
      <text:p text:style-name="P16"><text:span text:style-name="T7"/></text:p>
      <text:p text:style-name="P26"><text:span text:style-name="T1">Gwarancje wyjątków:</text:span></text:p>
      <text:list xml:id="list822469744" text:style-name="L3">
        <text:list-item>
          <text:p text:style-name="P27"><text:span text:style-name="T1">Basic:</text:span></text:p>
          <text:list>
            <text:list-item>
              <text:p text:style-name="P27"><text:span text:style-name="T1">Brak wycieków pamięci,</text:span></text:p>
            </text:list-item>
            <text:list-item>
              <text:p text:style-name="P27"><text:span text:style-name="T1">używalny obiekt z możliwe zmienionymi danymi,</text:span></text:p>
            </text:list-item>
          </text:list>
        </text:list-item>
        <text:list-item>
          <text:p text:style-name="P27"><text:span text:style-name="T1">Strong:</text:span></text:p>
          <text:list>
            <text:list-item>
              <text:p text:style-name="P27"><text:span text:style-name="T1">Brak wycieków pamięci,</text:span></text:p>
            </text:list-item>
            <text:list-item>
              <text:p text:style-name="P27"><text:span text:style-name="T1">obiekt nie jest zmodyfikowany</text:span><text:span text:style-name="T8">,</text:span></text:p>
            </text:list-item>
            <text:list-item>
              <text:p text:style-name="P29"><text:span text:style-name="T1">duży overhead,</text:span></text:p>
            </text:list-item>
            <text:list-item>
              <text:p text:style-name="P29"><text:span text:style-name="T1">polega na przywróceniu obiektu do stanu początkowego.</text:span></text:p>
            </text:list-item>
          </text:list>
        </text:list-item>
        <text:list-item>
          <text:p text:style-name="P27"><text:span text:style-name="T1">No throw:</text:span></text:p>
          <text:list>
            <text:list-item>
              <text:p text:style-name="P27"><text:span text:style-name="T1">"no exception"</text:span></text:p>
            </text:list-item>
            <text:list-item>
              <text:p text:style-name="P17"><text:span text:style-name="T8">oznaczony przez jezyk poprzez słowo "noexcept" </text:span></text:p>
            </text:list-item>
          </text:list>
        </text:list-item>
      </text:list>
      <text:p text:style-name="P26"><text:span text:style-name="T1"/></text:p>
      <text:p text:style-name="P30"><text:span text:style-name="T1">Jeśli zignoruje się noexcept i wyrzuci wyjątek w funkcji noexcept to nastąpi zamknięcie programu.</text:span></text:p>
      <text:p text:style-name="P30"><text:span text:style-name="T1"/></text:p>
      <text:p text:style-name="P7">Domyślnie:</text:p>
      <text:list xml:id="list1085105678" text:style-name="L4">
        <text:list-item>
          <text:p text:style-name="P18"><text:span text:style-name="T9">Destruktory są noexcept,</text:span></text:p>
        </text:list-item>
        <text:list-item>
          <text:p text:style-name="P31"><text:span text:style-name="T1">funkcje nie są,</text:span></text:p>
        </text:list-item>
      </text:list>
      <text:p text:style-name="P30"><text:span text:style-name="T1"/></text:p>
      <text:p text:style-name="P19"><text:span text:style-name="T9">Jednak w destruktorze mogą wystąpić wyjątki. Po prostu muszą być obsużone do końca destruktora.</text:span></text:p>
      <text:p text:style-name="P19"><text:span text:style-name="T9">Move constructor i move assignment powinny też być noexcept żeby zapewnić bezpieczeństwo kopiowania vectora.</text:span><text:span text:style-name="T10"> No i bardzo często nie można wykonać move jeśli nie jest noexcept. Wykonywana wtedy zamiast move-a jest kopia.</text:span></text:p>
      <text:p text:style-name="P19"><text:span text:style-name="T9"/></text:p>
      <text:p text:style-name="P8">Opłaca się robić metody noexcept oraz const bo wówczas wiele aglorytmów w STL-u będize działać szybciej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2:08:27.781398391</meta:creation-date>
    <dc:date>2021-03-09T23:15:56.329180509</dc:date>
    <meta:editing-duration>PT4H4M</meta:editing-duration>
    <meta:editing-cycles>1</meta:editing-cycles>
    <meta:document-statistic meta:table-count="0" meta:image-count="0" meta:object-count="0" meta:page-count="3" meta:paragraph-count="106" meta:word-count="575" meta:character-count="3694" meta:non-whitespace-character-count="3172"/>
    <meta:generator>LibreOffice/6.4.6.2$Linux_X86_64 LibreOffice_project/40$Build-2</meta:generator>
  </office:meta>
</office:document-meta>
</file>